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9d9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80534349" text:style-name="L1">
        <text:list-item>
          <text:p text:style-name="P2">SELECT *</text:p>
          <text:p text:style-name="P2">FROM `students`</text:p>
          <text:p text:style-name="P1">WHERE YEAR(`date_of_birth`) = '1990';</text:p>
          <text:p text:style-name="P1"/>
        </text:list-item>
        <text:list-item>
          <text:p text:style-name="P1">SELECT *</text:p>
          <text:p text:style-name="P1">FROM `courses`</text:p>
          <text:p text:style-name="P1">WHERE `cfu` &gt; 10;</text:p>
          <text:p text:style-name="P1"/>
        </text:list-item>
        <text:list-item>
          <text:p text:style-name="P1">SELECT *</text:p>
          <text:p text:style-name="P1">FROM `students`</text:p>
          <text:p text:style-name="P1">WHERE `date_of_birth` &lt; '1990-07-05';</text:p>
          <text:p text:style-name="P1"/>
        </text:list-item>
        <text:list-item>
          <text:p text:style-name="P1">SELECT *</text:p>
          <text:p text:style-name="P1">FROM `courses`</text:p>
          <text:p text:style-name="P1">WHERE `period` = 'I semestre' AND `year` = 1;</text:p>
          <text:p text:style-name="P1"/>
        </text:list-item>
        <text:list-item>
          <text:p text:style-name="P1">SELECT *</text:p>
          <text:p text:style-name="P1">FROM `exams`</text:p>
          <text:p text:style-name="P1">WHERE `date` = '2020-06-20' AND HOUR(`hour`) &gt;= 14;</text:p>
          <text:p text:style-name="P1"/>
        </text:list-item>
        <text:list-item>
          <text:p text:style-name="P1">SELECT *</text:p>
          <text:p text:style-name="P1">FROM `degrees`</text:p>
          <text:p text:style-name="P1">WHERE `level` = 'magistrale';</text:p>
          <text:p text:style-name="P1"/>
        </text:list-item>
        <text:list-item>
          <text:p text:style-name="P1">SELECT COUNT(id)</text:p>
          <text:p text:style-name="P1">FROM `departments`;</text:p>
          <text:p text:style-name="P1"/>
        </text:list-item>
        <text:list-item>
          <text:p text:style-name="P1">SELECT *</text:p>
          <text:p text:style-name="P1">FROM `teachers`</text:p>
          <text:p text:style-name="P1">WHERE ISNULL(`phone`);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3:37:15.787222663</meta:creation-date>
    <dc:date>2021-07-05T13:53:46.120368238</dc:date>
    <meta:editing-duration>PT6M20S</meta:editing-duration>
    <meta:editing-cycles>1</meta:editing-cycles>
    <meta:document-statistic meta:table-count="0" meta:image-count="0" meta:object-count="0" meta:page-count="1" meta:paragraph-count="23" meta:word-count="75" meta:character-count="444" meta:non-whitespace-character-count="400"/>
    <meta:generator>LibreOffice/7.1.4.2$Linux_X86_64 LibreOffice_project/10$Build-2</meta:generator>
  </office:meta>
</office:document-meta>
</file>